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3.21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one_lstm_metrics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454" calcext:value-type="float">
            <text:p>0.01454</text:p>
          </table:table-cell>
          <table:table-cell table:style-name="ce3" office:value-type="float" office:value="0.01448" calcext:value-type="float">
            <text:p>0.01448</text:p>
          </table:table-cell>
          <table:table-cell table:formula="of:=MIN([.B2:.C2])" office:value-type="float" office:value="0.01448" calcext:value-type="float">
            <text:p>0.01448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table:style-name="ce3" office:value-type="float" office:value="0.00551" calcext:value-type="float">
            <text:p>0.00551</text:p>
          </table:table-cell>
          <table:table-cell office:value-type="float" office:value="0.0065" calcext:value-type="float">
            <text:p>0.0065</text:p>
          </table:table-cell>
          <table:table-cell table:formula="of:=MIN([.B3:.C3])" office:value-type="float" office:value="0.00551" calcext:value-type="float">
            <text:p>0.00551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table:style-name="ce3" office:value-type="float" office:value="0.02091" calcext:value-type="float">
            <text:p>0.02091</text:p>
          </table:table-cell>
          <table:table-cell office:value-type="float" office:value="0.02556" calcext:value-type="float">
            <text:p>0.02556</text:p>
          </table:table-cell>
          <table:table-cell table:formula="of:=MIN([.B4:.C4])" office:value-type="float" office:value="0.02091" calcext:value-type="float">
            <text:p>0.02091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table:style-name="ce3" office:value-type="float" office:value="0.00262" calcext:value-type="float">
            <text:p>0.00262</text:p>
          </table:table-cell>
          <table:table-cell office:value-type="float" office:value="0.00292" calcext:value-type="float">
            <text:p>0.00292</text:p>
          </table:table-cell>
          <table:table-cell table:formula="of:=MIN([.B5:.C5])" office:value-type="float" office:value="0.00262" calcext:value-type="float">
            <text:p>0.00262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118.19917" calcext:value-type="float">
            <text:p>118.19917</text:p>
          </table:table-cell>
          <table:table-cell office:value-type="float" office:value="117.30685" calcext:value-type="float">
            <text:p>117.30685</text:p>
          </table:table-cell>
          <table:table-cell table:formula="of:=MIN([.B6:.C6])" office:value-type="float" office:value="117.30685" calcext:value-type="float">
            <text:p>117.30685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96.17222" calcext:value-type="float">
            <text:p>96.17222</text:p>
          </table:table-cell>
          <table:table-cell office:value-type="float" office:value="94.92222" calcext:value-type="float">
            <text:p>94.92222</text:p>
          </table:table-cell>
          <table:table-cell table:formula="of:=MIN([.B7:.C7])" office:value-type="float" office:value="94.92222" calcext:value-type="float">
            <text:p>94.92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1:51:52.920109861</dc:date>
    <meta:editing-duration>PT4M46S</meta:editing-duration>
    <meta:editing-cycles>1</meta:editing-cycles>
    <meta:document-statistic meta:table-count="1" meta:cell-count="27" meta:object-count="0"/>
    <meta:generator>LibreOffice/6.0.7.3$Linux_X86_64 LibreOffice_project/00m0$Build-3</meta:generator>
  </office:meta>
</office:document-meta>
</file>